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9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4.839cm" svg:height="1.185cm" svg:x="8.464cm" svg:y="14.625cm">
          <draw:text-box>
            <text:p><text:a xlink:href="http://www.silvercoders.com/" xlink:type="simple">Hyperlink test</text:a></text:p>
          </draw:text-box>
        </draw:frame>
        <draw:custom-shape draw:style-name="gr2" draw:text-style-name="P1" draw:layer="layout" svg:width="6cm" svg:height="4.5cm" svg:x="3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5cm" svg:x="12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4:21</meta:creation-date>
    <dc:date>2013-03-09T16:42:08</dc:date>
    <meta:editing-duration>P0D</meta:editing-duration>
    <meta:editing-cycles>1</meta:editing-cycles>
    <meta:document-statistic meta:object-count="3"/>
    <meta:generator>LibreOffice/3.6$Linux_x86 LibreOffice_project/360m1$Build-304</meta:generator>
  </office:meta>
</office:document-meta>
</file>